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5.52cm" table:align="left" style:writing-mode="lr-tb"/>
    </style:style>
    <style:style style:name="Table1.A" style:family="table-column">
      <style:table-column-properties style:column-width="5.713cm"/>
    </style:style>
    <style:style style:name="Table1.B" style:family="table-column">
      <style:table-column-properties style:column-width="4.787cm"/>
    </style:style>
    <style:style style:name="Table1.C" style:family="table-column">
      <style:table-column-properties style:column-width="5.0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 style:snap-to-layout-grid="false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>
      <style:text-properties fo:font-size="14pt" style:font-size-asian="14pt" style:font-size-complex="14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1pt" style:font-size-asian="11pt" style:font-size-complex="11pt" style:font-weight-complex="bold"/>
    </style:style>
    <style:style style:name="P8" style:family="paragraph" style:parent-style-name="Standard">
      <style:paragraph-properties style:snap-to-layout-grid="false"/>
      <style:text-properties fo:font-size="10pt" style:font-size-asian="10pt" style:font-size-complex="10pt" style:font-weight-complex="bold"/>
    </style:style>
    <style:style style:name="P9" style:family="paragraph" style:parent-style-name="Standard">
      <style:paragraph-properties style:snap-to-layout-grid="false"/>
      <style:text-properties fo:font-size="10pt" style:font-size-asian="10pt" style:font-size-complex="10pt"/>
    </style:style>
    <style:style style:name="P10" style:family="paragraph" style:parent-style-name="Standard">
      <style:paragraph-properties fo:text-align="justify" style:justify-single-word="false" style:snap-to-layout-grid="false"/>
    </style:style>
    <style:style style:name="P11" style:family="paragraph" style:parent-style-name="Standard">
      <style:text-properties fo:color="#ff0000"/>
    </style:style>
    <style:style style:name="P12" style:family="paragraph" style:parent-style-name="Standard">
      <style:paragraph-properties fo:margin-left="6.244cm" fo:margin-right="0cm" fo:text-align="end" style:justify-single-word="false" fo:text-indent="0cm" style:auto-text-indent="false"/>
      <style:text-properties fo:font-size="14pt" style:font-size-asian="14pt" style:font-size-complex="14pt"/>
    </style:style>
    <style:style style:name="P13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style:font-size-asian="14pt" style:font-size-complex="14pt" style:font-weight-complex="bold"/>
    </style:style>
    <style:style style:name="T4" style:family="text">
      <style:text-properties officeooo:rsid="001e0bf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3">ЯВОЧНЫЙ ЛИСТ</text:p>
      <text:p text:style-name="P3"/>
      <text:p text:style-name="P3"/>
      <text:p text:style-name="P5">к протоколу № ____</text:p>
      <text:p text:style-name="P12">__________20__ г. <text:s/></text:p>
      <text:p text:style-name="P3"/>
      <text:p text:style-name="P2">На заседани<text:span text:style-name="T4">и</text:span> диссертационного совета ___ШИФР_СОВЕТА___ </text:p>
      <text:p text:style-name="Standard"><text:span text:style-name="T2">по принятию </text:span><text:span text:style-name="T3">к рассмотрению</text:span><text:span text:style-name="T2"> диссертации ___ФИО_в_родительном_падеже___</text:span><text:span text:style-name="T1"> </text:span><text:span text:style-name="T3">присутствовали:</text:span>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>Фамилия И.О.</text:p>
          </table:table-cell>
          <table:table-cell table:style-name="Table1.A1" office:value-type="string">
            <text:p text:style-name="P7">Ученая степень,</text:p>
            <text:p text:style-name="P7">шифр специальности</text:p>
            <text:p text:style-name="P7"><text:s/>в совете </text:p>
          </table:table-cell>
          <table:table-cell table:style-name="Table1.C1" office:value-type="string">
            <text:p text:style-name="P6">Подпись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10"/>
          </table:table-cell>
          <table:table-cell table:style-name="Table1.C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0"/>
          </table:table-cell>
          <table:table-cell table:style-name="Table1.C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0"/>
          </table:table-cell>
          <table:table-cell table:style-name="Table1.C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0"/>
          </table:table-cell>
          <table:table-cell table:style-name="Table1.C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0"/>
          </table:table-cell>
          <table:table-cell table:style-name="Table1.C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0"/>
          </table:table-cell>
          <table:table-cell table:style-name="Table1.C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0"/>
          </table:table-cell>
          <table:table-cell table:style-name="Table1.C1" office:value-type="string">
            <text:p text:style-name="P1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2">Ученый секретарь</text:p>
      <text:p text:style-name="Standard"><text:span text:style-name="T2">диссертационного совета ___ШИФР_СОВЕТА___ <text:s text:c="49"/></text:span>ФИО</text:p>
      <text:p text:style-name="Standard"><text:span text:style-name="T2"><text:tab/><text:tab/><text:tab/></text:span><text:tab/><text:tab/><text:tab/><text:tab/> <text:s text:c="6"/></text:p>
      <text:p text:style-name="Standard"/>
      <text:p text:style-name="Standard"/>
      <text:p text:style-name="P11">ГЕРБОВАЯ ПЕЧАТЬ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margin-top="2.364cm" fo:margin-bottom="0cm" loext:contextual-spacing="false" style:line-height-at-least="0.423cm" fo:text-align="center" style:justify-single-word="false" fo:text-indent="0.81cm" style:auto-text-indent="false" fo:keep-with-next="always"/>
      <style:text-properties fo:font-size="14pt" style:font-size-asian="14pt" style:font-size-complex="10pt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150%" fo:text-align="justify" style:justify-single-word="false" fo:text-indent="1.27cm" style:auto-text-indent="false">
        <style:tab-stops>
          <style:tab-stop style:position="0cm"/>
        </style:tab-stops>
      </style:paragraph-properties>
      <style:text-properties fo:font-size="14pt" style:font-size-asian="14pt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35cm" fo:margin-bottom="0.635cm" fo:margin-left="2.223cm" fo:margin-right="1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иложение 11</dc:title>
    <dc:subject/>
    <meta:keyword/>
    <meta:initial-creator>ELENA</meta:initial-creator>
    <meta:creation-date>2019-02-12T23:43:00</meta:creation-date>
    <dc:date>2025-10-18T16:20:20.834065429</dc:date>
    <meta:print-date>2013-06-20T18:26:00</meta:print-date>
    <meta:editing-cycles>5</meta:editing-cycles>
    <meta:editing-duration>PT59M28S</meta:editing-duration>
    <meta:generator>LibreOffice/6.0.7.3$Linux_X86_64 LibreOffice_project/dc89aa7a9eabfd848af146d5086077aeed2ae4a5</meta:generator>
    <meta:document-statistic meta:table-count="1" meta:image-count="0" meta:object-count="0" meta:page-count="1" meta:paragraph-count="14" meta:word-count="37" meta:character-count="390" meta:non-whitespace-character-count="298"/>
  </office:meta>
</office:document-meta>
</file>